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ebf74" officeooo:paragraph-rsid="000ebf74"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bf74" officeooo:paragraph-rsid="000ebf74"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none" fo:font-weight="normal" officeooo:rsid="000ebf74" officeooo:paragraph-rsid="000ebf74"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style:text-underline-style="none" fo:font-weight="normal" officeooo:rsid="00107618" officeooo:paragraph-rsid="00107618"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officeooo:paragraph-rsid="0011d752" style:font-size-asian="14pt" style:font-size-complex="14pt"/>
    </style:style>
    <style:style style:name="T1" style:family="text">
      <style:text-properties officeooo:rsid="000fad3f"/>
    </style:style>
    <style:style style:name="T2" style:family="text">
      <style:text-properties officeooo:rsid="001007c8"/>
    </style:style>
    <style:style style:name="T3" style:family="text">
      <style:text-properties officeooo:rsid="0011d752"/>
    </style:style>
    <style:style style:name="T4" style:family="text">
      <style:text-properties style:text-underline-style="none" fo:font-weight="normal" officeooo:rsid="0011d752" style:font-weight-asian="normal" style:font-weight-complex="normal"/>
    </style:style>
    <style:style style:name="T5" style:family="text">
      <style:text-properties officeooo:rsid="00124e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individuel</text:p>
      <text:p text:style-name="P1"/>
      <text:p text:style-name="P2">I. Travail personnel </text:p>
      <text:p text:style-name="P3"/>
      <text:p text:style-name="P3">Personnelement, j’ai été missioné <text:span text:style-name="T1">de comprendre comment effectuer le lien entre le fichier json et JAVA, ainsi que </text:span>de réaliser les méthodes des premières requêtes que l’on à dû implémenter. En effet, ayant plus de mal que ma camarade dans cette discipline, elle m’a laissé une partie plus simple, afin que chacun puisse quand même travailler. <text:span text:style-name="T1">J’ai donc fais la partie échauffement, et collaborateur communs, puis j’ai aidé comme j’ai pu sur les autres méthodes à codées. Au niveau des difficultés rencontrées, j’ai tout d’abord eu des problèmes avec mon ordinateur personnel ou les commandes github ne marchaient plus au bout d’un certain moment. J’ai donc dû donner mes codes et les avancés que je faisais par clé, ou par mail à ma camarade. De plus, j’ai aussi eu des problèmes sur la compréhension du sujet. Comme préciser juste avant, j’ai du mal à comprendre les grahes en JAVA, </text:span><text:span text:style-name="T2">ce qui nous a fait prendre beaucoup de retard. Malgrè tout, mon binôme à su m’expliquer les choses simplement afin que je puisse réaliser certains points du projet.</text:span></text:p>
      <text:p text:style-name="P3"/>
      <text:p text:style-name="P2">II. Les acquis de la formation mobilisés</text:p>
      <text:p text:style-name="P3"/>
      <text:p text:style-name="P4">Durant cette SAE, nous avons mobilisé des connaissances théoriques en graphes (pour la compréhension des requêtes à implémenter), mais aussi des connaissances pratiques en JAVA (qui représente la plus grosse partie de notre SAE) liés aux connaissances acquises en TD de graphe (qui nous à appris à utiliser JAVA pour exploiter les graphes, notamment avec jgrapht), <text:s/><text:span text:style-name="T3">et en</text:span> qualité développement <text:span text:style-name="T3">(pour la mise en place de notre github, malgrè quelques soucis rencontrés.</text:span> </text:p>
      <text:p text:style-name="P3"/>
      <text:p text:style-name="P2">III. L’aquisition des compétences de la SAE</text:p>
      <text:p text:style-name="P3"/>
      <text:p text:style-name="P5"><text:span text:style-name="T4">Tout d’abord, «</text:span>Analyser un problème avec méthode (découpage en éléments algorithmiques simples, structure de données)<text:span text:style-name="T4">», à en effet bien été mis en place, car nous avons dû découper nos programmes pour réaliser différentes taches (acquisition des données au format json, exploitation des données dans un graphe) et pour la structure de données, on à du manipuler des données au format json afin de les exploiter pour en tirer des connaissances. Ensuite, «</text:span>Comparer des algorithmes pour des problèmes classiques (tris simples, recherche<text:span text:style-name="T5">)» correspond au méthodes créée lors de cette SAE (distanceMax, distanceMoyenne par exemple) qui sont des méthodes qui sont comparable à des algorithmes de problèmes classiques ( dans notres cas des algorithme de recherche de maxmum ou de moyenne). Enfin, « </text:span>Formaliser et mettre en œuvre des outils mathématiques pour l’informatique » <text:span text:style-name="T5">est l’essence même de notre SAE. On devait utiliser nos bases théorique vus en cours de graphes afin de les traduire en JAVA pour leurs donner du sens, dans un contexte et un cadre réalis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15:31:41.784753961</meta:creation-date>
    <dc:date>2025-05-30T16:10:12.922436500</dc:date>
    <meta:editing-duration>PT38M28S</meta:editing-duration>
    <meta:editing-cycles>7</meta:editing-cycles>
    <meta:generator>LibreOffice/25.2.2.2$Linux_X86_64 LibreOffice_project/520$Build-2</meta:generator>
    <meta:document-statistic meta:table-count="0" meta:image-count="0" meta:object-count="0" meta:page-count="1" meta:paragraph-count="7" meta:word-count="435" meta:character-count="2697" meta:non-whitespace-character-count="2266"/>
  </office:meta>
</office:document-meta>
</file>